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cccccc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fo:min-height="0.4cm"/>
    </style:style>
    <style:style style:name="gr4" style:family="graphic" style:parent-style-name="standard">
      <style:graphic-properties draw:stroke="none" draw:fill="none" fo:min-height="0.063cm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808080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draw:stroke="none" draw:fill="none" fo:min-height="0.243cm"/>
    </style:style>
    <style:style style:name="gr7" style:family="graphic" style:parent-style-name="standard">
      <style:graphic-properties draw:stroke="none" draw:fill="none" fo:min-height="0.124cm"/>
    </style:style>
    <style:style style:name="gr8" style:family="graphic" style:parent-style-name="objectwithoutfill">
      <style:graphic-properties svg:stroke-width="0.025cm" draw:marker-start-width="0.237cm" draw:marker-end-width="0.03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-width="0.237cm" draw:marker-end="Arrow" draw:marker-end-width="0.102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color="#ffffff" fo:font-size="6pt" style:font-size-asian="6pt" style:font-size-complex="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color="#ffffff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0.254cm" svg:x="10.017cm" svg:y="6.0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778cm" svg:height="2.667cm" svg:x="11.43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667cm" svg:x="7.232cm" svg:y="4.8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794cm" svg:height="0.65cm" svg:x="7.238cm" svg:y="4.753cm">
          <draw:text-box>
            <text:p text:style-name="P1"><text:span text:style-name="T1">Collaboration</text:span></text:p>
          </draw:text-box>
        </draw:frame>
        <draw:frame draw:style-name="gr3" draw:text-style-name="P1" draw:layer="layout" svg:width="2.159cm" svg:height="0.65cm" svg:x="11.729cm" svg:y="4.757cm">
          <draw:text-box>
            <text:p text:style-name="P1"><text:span text:style-name="T1">Appraisal</text:span></text:p>
          </draw:text-box>
        </draw:frame>
        <draw:custom-shape draw:style-name="gr2" draw:text-style-name="P1" draw:layer="layout" svg:width="2.07cm" svg:height="0.384cm" svg:x="11.793cm" svg:y="5.54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13cm" svg:height="0.493cm" svg:x="11.604cm" svg:y="5.496cm">
          <draw:text-box>
            <text:p text:style-name="P1"><text:span text:style-name="T2">Relevance</text:span></text:p>
          </draw:text-box>
        </draw:frame>
        <draw:custom-shape draw:style-name="gr2" draw:text-style-name="P1" draw:layer="layout" svg:width="2.07cm" svg:height="0.394cm" svg:x="11.793cm" svg:y="5.92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13cm" svg:height="0.493cm" svg:x="11.604cm" svg:y="5.878cm">
          <draw:text-box>
            <text:p text:style-name="P1"><text:span text:style-name="T2">Desirability</text:span></text:p>
          </draw:text-box>
        </draw:frame>
        <draw:custom-shape draw:style-name="gr5" draw:text-style-name="P1" draw:layer="layout" svg:width="2.07cm" svg:height="0.4cm" svg:x="11.794cm" svg:y="6.2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413cm" svg:height="0.493cm" svg:x="11.605cm" svg:y="6.254cm">
          <draw:text-box>
            <text:p text:style-name="P1"><text:span text:style-name="T3">Expectedness</text:span></text:p>
          </draw:text-box>
        </draw:frame>
        <draw:custom-shape draw:style-name="gr2" draw:text-style-name="P1" draw:layer="layout" svg:width="2.07cm" svg:height="0.387cm" svg:x="11.793cm" svg:y="6.68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13cm" svg:height="0.493cm" svg:x="11.605cm" svg:y="6.632cm">
          <draw:text-box>
            <text:p text:style-name="P1"><text:span text:style-name="T2">Controllability</text:span></text:p>
          </draw:text-box>
        </draw:frame>
        <draw:line draw:style-name="gr8" draw:text-style-name="P1" draw:layer="layout" svg:x1="8.556cm" svg:y1="5.634cm" svg:x2="7.839cm" svg:y2="6.95cm">
          <text:p/>
        </draw:line>
        <draw:line draw:style-name="gr8" draw:text-style-name="P1" draw:layer="layout" svg:x1="8.633cm" svg:y1="5.634cm" svg:x2="9.481cm" svg:y2="7.099cm">
          <text:p/>
        </draw:line>
        <draw:custom-shape draw:style-name="gr2" draw:text-style-name="P1" draw:layer="layout" svg:width="0.231cm" svg:height="0.232cm" svg:x="8.479cm" svg:y="5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368cm" svg:y1="6.102cm" svg:x2="8.633cm" svg:y2="6.56cm">
          <text:p/>
        </draw:line>
        <draw:custom-shape draw:style-name="gr2" draw:text-style-name="P1" xml:id="id1" draw:id="id1" draw:layer="layout" svg:width="0.232cm" svg:height="0.231cm" svg:x="8.224cm" svg:y="5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231cm" svg:height="0.231cm" svg:x="8.752cm" svg:y="5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12cm" svg:y1="6.591cm" svg:x2="8.911cm" svg:y2="6.977cm">
          <text:p/>
        </draw:line>
        <draw:custom-shape draw:style-name="gr2" draw:text-style-name="P1" xml:id="id5" draw:id="id5" draw:layer="layout" svg:width="0.232cm" svg:height="0.232cm" svg:x="8.787cm" svg:y="6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23cm" svg:height="0.232cm" svg:x="9.315cm" svg:y="6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31cm" svg:height="0.232cm" svg:x="9.043cm" svg:y="6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232cm" svg:height="0.232cm" svg:x="8.475cm" svg:y="6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456cm" svg:y1="6.048cm" svg:x2="8.752cm" svg:y2="6.048cm" draw:start-shape="id1" draw:start-glue-point="10" draw:end-shape="id2" draw:end-glue-point="6" svg:d="M8456 6048h296" svg:viewBox="0 0 297 1">
          <text:p/>
        </draw:connector>
        <draw:connector draw:style-name="gr9" draw:text-style-name="P1" draw:layer="layout" svg:x1="8.202cm" svg:y1="6.521cm" svg:x2="8.475cm" svg:y2="6.521cm" draw:start-shape="id3" draw:start-glue-point="10" draw:end-shape="id4" draw:end-glue-point="6" svg:d="M8202 6521h273" svg:viewBox="0 0 274 1">
          <text:p/>
        </draw:connector>
        <draw:custom-shape draw:style-name="gr2" draw:text-style-name="P1" draw:layer="layout" svg:width="0.232cm" svg:height="0.232cm" svg:x="7.688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069cm" svg:y1="6.526cm" svg:x2="8.334cm" svg:y2="6.984cm">
          <text:p/>
        </draw:line>
        <draw:custom-shape draw:style-name="gr2" draw:text-style-name="P1" draw:layer="layout" svg:width="0.23cm" svg:height="0.232cm" svg:x="8.216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232cm" svg:height="0.232cm" svg:x="7.97cm" svg:y="6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9.019cm" svg:y1="7.015cm" svg:x2="9.315cm" svg:y2="7.015cm" draw:start-shape="id5" draw:start-glue-point="10" draw:end-shape="id6" draw:end-glue-point="6" svg:d="M9019 7015h296" svg:viewBox="0 0 29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cm" draw:stroke-linejoin="none" draw:fill="none" draw:fill-gradient-name="Gradient_20_3" draw:fill-hatch-name="Hatching_20_1" draw:fill-image-name="Bitmape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17:37:25.989370935</meta:creation-date>
    <dc:date>2016-02-26T21:46:56.856245877</dc:date>
    <meta:editing-duration>PT57M54S</meta:editing-duration>
    <meta:editing-cycles>25</meta:editing-cycles>
    <meta:generator>LibreOffice/4.2.8.2$Linux_X86_64 LibreOffice_project/420m0$Build-2</meta:generator>
    <meta:document-statistic meta:object-count="31"/>
  </office:meta>
</office:document-meta>
</file>